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Roboto" svg:font-family="Roboto, Arial, sans-serif"/>
    <style:font-face style:name="SFMono-Regular" svg:font-family="SFMono-Regular, Menlo, Monaco, Consolas, 'Liberation Mono', 'Courier New', monospace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6.539cm" style:rel-column-width="25206*"/>
    </style:style>
    <style:style style:name="Tabela1.B" style:family="table-column">
      <style:table-column-properties style:column-width="10.462cm" style:rel-column-width="40329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letter-spacing="normal" fo:font-style="normal" fo:font-weight="normal"/>
    </style:style>
    <style:style style:name="P3" style:family="paragraph" style:parent-style-name="Standard">
      <style:paragraph-properties fo:text-align="center" style:justify-single-word="false"/>
      <style:text-properties fo:color="#d4d4d4" style:font-name="Consolas" fo:font-size="10.5pt" fo:font-weight="normal" fo:background-color="#1e1e1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6" style:family="paragraph" style:parent-style-name="Preformatted_20_Text">
      <style:paragraph-properties fo:text-align="center" style:justify-single-word="false"/>
      <style:text-properties fo:font-variant="normal" fo:text-transform="none" fo:color="#fc929e" style:font-name="SFMono-Regular" fo:font-size="10.5pt" fo:letter-spacing="normal" fo:font-style="normal" fo:font-weight="normal"/>
    </style:style>
    <style:style style:name="P7" style:family="paragraph" style:parent-style-name="Preformatted_20_Text">
      <style:paragraph-properties fo:text-align="center" style:justify-single-word="false"/>
    </style:style>
    <style:style style:name="P8" style:family="paragraph" style:parent-style-name="Preformatted_20_Text">
      <style:paragraph-properties fo:margin-top="0cm" fo:margin-bottom="0cm" style:line-height-at-least="0.529cm" fo:text-align="start" style:justify-single-word="false" fo:orphans="2" fo:widows="2" fo:background-color="#282c34" fo:padding="0cm" fo:border="none">
        <style:background-image/>
      </style:paragraph-properties>
      <style:text-properties fo:font-variant="normal" fo:text-transform="none" fo:color="#fc929e" fo:letter-spacing="normal"/>
    </style:style>
    <style:style style:name="P9" style:family="paragraph" style:parent-style-name="Preformatted_20_Text">
      <style:paragraph-properties fo:margin-top="0cm" fo:margin-bottom="0cm" style:line-height-at-least="0.529cm" fo:text-align="start" style:justify-single-word="false" fo:orphans="2" fo:widows="2" fo:background-color="#282c34" fo:padding="0cm" fo:border="none">
        <style:background-image/>
      </style:paragraph-properties>
      <style:text-properties fo:font-variant="normal" fo:text-transform="none" fo:color="#5fb3b3" style:font-name="SFMono-Regular" fo:font-size="10.5pt" fo:letter-spacing="normal" fo:font-style="normal" fo:font-weight="normal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fo:color="#5fb3b3"/>
    </style:style>
    <style:style style:name="T2" style:family="text">
      <style:text-properties fo:color="#5fb3b3" style:font-name="SFMono-Regular" fo:font-size="10.5pt" fo:font-style="normal" fo:font-weight="normal"/>
    </style:style>
    <style:style style:name="T3" style:family="text">
      <style:text-properties style:font-name="SFMono-Regular" fo:font-size="10.5pt" fo:font-style="normal" fo:font-weight="normal"/>
    </style:style>
    <style:style style:name="T4" style:family="text">
      <style:text-properties fo:color="#c5a5c5" style:font-name="SFMono-Regular" fo:font-size="10.5pt" fo:font-style="normal" fo:font-weight="normal"/>
    </style:style>
    <style:style style:name="T5" style:family="text">
      <style:text-properties fo:font-variant="normal" fo:text-transform="none" fo:color="#ffffff" style:font-name="monospace" fo:letter-spacing="normal" fo:font-style="normal" fo:font-weight="normal" fo:background-color="#272822"/>
    </style:style>
    <style:style style:name="T6" style:family="text">
      <style:text-properties fo:color="#569cd6"/>
    </style:style>
    <style:style style:name="T7" style:family="text">
      <style:text-properties fo:color="#dcdcaa"/>
    </style:style>
    <style:style style:name="T8" style:family="text">
      <style:text-properties fo:color="#9cdc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CT – first step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PROPS</text:p>
            <text:p text:style-name="P4"/>
            <text:p text:style-name="P4"/>
            <text:p text:style-name="P4"/>
            <text:p text:style-name="P4"/>
            <text:p text:style-name="P4"/>
            <text:p text:style-name="P4">STATE</text:p>
            <text:p text:style-name="P4"/>
            <text:p text:style-name="P4"/>
            <text:p text:style-name="P4"/>
            <text:p text:style-name="P4">setState()</text:p>
            <text:p text:style-name="P4"/>
            <text:p text:style-name="P4"/>
            <text:p text:style-name="P4"/>
            <text:p text:style-name="P4"/>
            <text:p text:style-name="P4">$ create-react-app my-react-app</text:p>
            <text:p text:style-name="P4"/>
            <text:p text:style-name="P4">$npm start</text:p>
            <text:p text:style-name="P4"/>
            <text:p text:style-name="P4">bootstrap:</text:p>
            <text:p text:style-name="P4"/>
            <text:p text:style-name="P6"><text:span text:style-name="T1">&lt;</text:span>link</text:p>
            <text:p text:style-name="P8"><text:s text:c="2"/><text:span text:style-name="T4">rel</text:span><text:span text:style-name="T2">="</text:span><text:span text:style-name="T3">stylesheet</text:span><text:span text:style-name="T2">"</text:span></text:p>
            <text:p text:style-name="P8"><text:s text:c="2"/><text:span text:style-name="T4">href</text:span><text:span text:style-name="T2">="</text:span><text:span text:style-name="T3">https://maxcdn.bootstrapcdn.com/bootstrap/4.2.1/css/bootstrap.min.css</text:span><text:span text:style-name="T2">"</text:span></text:p>
            <text:p text:style-name="P8"><text:s text:c="2"/><text:span text:style-name="T4">integrity</text:span><text:span text:style-name="T2">="</text:span><text:span text:style-name="T3">sha384-GJzZqFGwb1QTTN6wy59ffF1BuGJpLSa9DkKMp0DgiMDm4iYMj70gZWKYbI706tWS</text:span><text:span text:style-name="T2">"</text:span></text:p>
            <text:p text:style-name="P8"><text:s text:c="2"/><text:span text:style-name="T4">crossorigin</text:span><text:span text:style-name="T2">="</text:span><text:span text:style-name="T3">anonymous</text:span><text:span text:style-name="T2">"</text:span></text:p>
            <text:p text:style-name="P9">/&gt;</text:p>
            <text:p text:style-name="P4"/>
            <text:p text:style-name="P4"/>
            <text:p text:style-name="P4">npm i –save styled-components</text:p>
            <text:p text:style-name="P4"/>
            <text:p text:style-name="P4"/>
            <text:p text:style-name="P4"/>
            <text:p text:style-name="P4">gulp :</text:p>
            <text:p text:style-name="P4"/>
            <text:p text:style-name="P4">$ npm install gulp-cli -g</text:p>
            <text:p text:style-name="P4">$ <text:span text:style-name="Source_20_Text"><text:span text:style-name="T5">npm install -g gulp</text:span></text:span></text:p>
            <text:p text:style-name="P4">(globalnie)</text:p>
            <text:p text:style-name="P4"/>
            <text:p text:style-name="P7"><text:span text:style-name="Source_20_Text"><text:span text:style-name="T5">$install --save-dev gulp</text:span></text:span></text:p>
            <text:p text:style-name="P4">(lokalnie)</text:p>
            <text:p text:style-name="P4"/>
            <text:p text:style-name="P5">$ npm i gulp gulp-sass gulp-clean-css gulp-uglify gulp-rename gulp-changed --save-dev </text:p>
            <text:p text:style-name="P5"><text:soft-page-break/></text:p>
            <text:p text:style-name="P4">glupfile.js</text:p>
            <text:p text:style-name="P4"/>
            <text:p text:style-name="P4"/>
            <text:p text:style-name="P4"/>
            <text:p text:style-name="P2">npm install react-router-dom <text:s/>--save</text:p>
            <text:p text:style-name="P4"/>
            <text:p text:style-name="P4"/>
          </table:table-cell>
          <table:table-cell table:style-name="Tabela1.B1" office:value-type="string">
            <text:p text:style-name="P4">Props – parametr komponentu, których nie możemy zmieniać. One są przekazywane, wyświetlane, uruchamiane jeżeli przekażemy funkcję. Porpsy wewnątrz komponentu nie możemy zmieniać. </text:p>
            <text:p text:style-name="P4">Jeżeli chcemy zmienić props to lepiej pomyśleć o STATE</text:p>
            <text:p text:style-name="P4"/>
            <text:p text:style-name="P4">To samo co props ale możemy go zmieniać wewnątrz komponentu.</text:p>
            <text:p text:style-name="P4"/>
            <text:p text:style-name="P4"/>
            <text:p text:style-name="P4">Metoda , która zmienia STATE. Do metody przekazujemy atrybut i nowa wartość.</text:p>
            <text:p text:style-name="P4">setState – podmienia nowa wartość</text:p>
            <text:p text:style-name="P3"><text:span text:style-name="T6">this</text:span>.<text:span text:style-name="T7">setState</text:span>({<text:span text:style-name="T8">draft:</text:span> <text:span text:style-name="T8">event</text:span>.<text:span text:style-name="T8">target</text:span>.<text:span text:style-name="T8">value</text:span>})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Roboto" svg:font-family="Roboto, Arial, sans-serif"/>
    <style:font-face style:name="SFMono-Regular" svg:font-family="SFMono-Regular, Menlo, Monaco, Consolas, 'Liberation Mono', 'Courier New', monospace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</meta:initial-creator>
    <meta:creation-date>2019-02-23T19:42:21.81</meta:creation-date>
    <dc:date>2019-03-06T22:28:04.15</dc:date>
    <dc:creator>jm jm</dc:creator>
    <meta:editing-duration>P1DT9H42M14S</meta:editing-duration>
    <meta:editing-cycles>6</meta:editing-cycles>
    <meta:generator>OpenOffice/4.1.1$Win32 OpenOffice.org_project/411m6$Build-9775</meta:generator>
    <meta:document-statistic meta:table-count="1" meta:image-count="0" meta:object-count="0" meta:page-count="2" meta:paragraph-count="29" meta:word-count="118" meta:character-count="1006"/>
  </office:meta>
</office:document-meta>
</file>